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de" fo:country="DE" style:text-underline-style="solid" style:text-underline-width="auto" style:text-underline-color="font-color" officeooo:rsid="000bb1a4" officeooo:paragraph-rsid="000bb1a4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0bb1a4" officeooo:paragraph-rsid="000bb1a4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0c045e" officeooo:paragraph-rsid="000c045e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05cbe" officeooo:paragraph-rsid="00105cbe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0d656f" officeooo:paragraph-rsid="000d656f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2e3e1" officeooo:paragraph-rsid="0012e3e1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32451" officeooo:paragraph-rsid="00132451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3fb5d" officeooo:paragraph-rsid="0013fb5d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5f16f" officeooo:paragraph-rsid="0015f16f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25b452" officeooo:paragraph-rsid="0025b452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348bda" officeooo:paragraph-rsid="00348bda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348bda" officeooo:paragraph-rsid="000c045e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37d8be" officeooo:paragraph-rsid="0037d8be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454a88" officeooo:paragraph-rsid="00454a88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46e910" officeooo:paragraph-rsid="0046e910" style:font-size-asian="10.5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46e910" officeooo:paragraph-rsid="004e5023" style:font-size-asian="10.5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320b4e" officeooo:paragraph-rsid="000c045e" style:font-size-asian="10.5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376302" officeooo:paragraph-rsid="000c045e" style:font-size-asian="10.5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3b0b30" officeooo:paragraph-rsid="0037d8be" style:font-size-asian="10.5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3fa924" officeooo:paragraph-rsid="0037d8be" style:font-size-asian="10.5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451993" officeooo:paragraph-rsid="0037d8be" style:font-size-asian="10.5pt" style:language-asian="zxx" style:country-asian="none" style:font-size-complex="12pt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4ac015" officeooo:paragraph-rsid="0046e910" style:font-size-asian="10.5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4ac015" officeooo:paragraph-rsid="004e5023" style:font-size-asian="10.5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522843" officeooo:paragraph-rsid="00522843" style:font-size-asian="10.5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56884e" officeooo:paragraph-rsid="0056884e" style:font-size-asian="10.5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5a99f4" officeooo:paragraph-rsid="005a99f4" style:font-size-asian="10.5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25b452" officeooo:paragraph-rsid="0025b452" style:font-size-asian="12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2a28e0" officeooo:paragraph-rsid="002a28e0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26fae4" officeooo:paragraph-rsid="0025b452" style:font-size-asian="12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officeooo:paragraph-rsid="00191250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b13e3" officeooo:paragraph-rsid="001b13e3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fo:language="de" fo:country="DE" style:text-underline-style="solid" style:text-underline-width="auto" style:text-underline-color="font-color" officeooo:rsid="00132451" officeooo:paragraph-rsid="00132451" style:font-size-asian="14pt" style:language-asian="zxx" style:country-asian="none" style:font-size-complex="14pt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25b452" officeooo:paragraph-rsid="0025b452" style:font-size-asian="13pt" style:language-asian="zxx" style:country-asian="none" style:font-size-complex="13pt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2a28e0" officeooo:paragraph-rsid="002a28e0" style:font-size-asian="13pt" style:language-asian="zxx" style:country-asian="none" style:font-size-complex="13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46e910" officeooo:paragraph-rsid="0046e910" style:font-size-asian="13pt" style:language-asian="zxx" style:country-asian="none" style:font-size-complex="13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41cc2f" officeooo:paragraph-rsid="0041cc2f" style:font-size-asian="13pt" style:language-asian="zxx" style:country-asian="none" style:font-size-complex="13pt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37d8be" officeooo:paragraph-rsid="0037d8be" style:font-size-asian="13pt" style:language-asian="zxx" style:country-asian="none" style:font-size-complex="13pt" style:language-complex="zxx" style:country-complex="none"/>
    </style:style>
    <style:style style:name="P38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348bda" officeooo:paragraph-rsid="00348bda" style:font-size-asian="13pt" style:language-asian="zxx" style:country-asian="none" style:font-size-complex="13pt" style:language-complex="zxx" style:country-complex="none"/>
    </style:style>
    <style:style style:name="P39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522843" officeooo:paragraph-rsid="00522843" style:font-size-asian="13pt" style:language-asian="zxx" style:country-asian="none" style:font-size-complex="13pt" style:language-complex="zxx" style:country-complex="none"/>
    </style:style>
    <style:style style:name="P40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56884e" officeooo:paragraph-rsid="0056884e" style:font-size-asian="13pt" style:language-asian="zxx" style:country-asian="none" style:font-size-complex="13pt" style:language-complex="zxx" style:country-complex="none"/>
    </style:style>
    <style:style style:name="P41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572f2f" officeooo:paragraph-rsid="00572f2f" style:font-size-asian="13pt" style:language-asian="zxx" style:country-asian="none" style:font-size-complex="13pt" style:language-complex="zxx" style:country-complex="none"/>
    </style:style>
    <style:style style:name="P42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590c15" officeooo:paragraph-rsid="00590c15" style:font-size-asian="13pt" style:language-asian="zxx" style:country-asian="none" style:font-size-complex="13pt" style:language-complex="zxx" style:country-complex="none"/>
    </style:style>
    <style:style style:name="P43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5b8f4d" officeooo:paragraph-rsid="005b8f4d" style:font-size-asian="13pt" style:language-asian="zxx" style:country-asian="none" style:font-size-complex="13pt" style:language-complex="zxx" style:country-complex="none"/>
    </style:style>
    <style:style style:name="P44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5c8398" officeooo:paragraph-rsid="005c8398" style:font-size-asian="13pt" style:language-asian="zxx" style:country-asian="none" style:font-size-complex="13pt" style:language-complex="zxx" style:country-complex="none"/>
    </style:style>
    <style:style style:name="P45" style:family="paragraph" style:parent-style-name="Standard">
      <style:text-properties fo:font-size="13pt" officeooo:rsid="0056884e" officeooo:paragraph-rsid="0056884e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fo:language="de" fo:country="DE" officeooo:rsid="00191250" officeooo:paragraph-rsid="00191250" style:font-size-asian="12pt" style:language-asian="zxx" style:country-asian="none" style:font-size-complex="12pt" style:language-complex="zxx" style:country-complex="none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fo:language="de" fo:country="DE" style:text-underline-style="solid" style:text-underline-width="auto" style:text-underline-color="font-color" officeooo:rsid="001b13e3" officeooo:paragraph-rsid="001b13e3" style:font-size-asian="10.5pt" style:language-asian="zxx" style:country-asian="none" style:font-size-complex="12pt" style:language-complex="zxx" style:country-complex="none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fo:language="de" fo:country="DE" style:text-underline-style="none" officeooo:rsid="001b13e3" officeooo:paragraph-rsid="001b13e3" style:font-size-asian="10.5pt" style:language-asian="zxx" style:country-asian="none" style:font-size-complex="12pt" style:language-complex="zxx" style:country-complex="none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fo:language="de" fo:country="DE" style:text-underline-style="none" officeooo:rsid="001f91dc" officeooo:paragraph-rsid="001b13e3" style:font-size-asian="10.5pt" style:language-asian="zxx" style:country-asian="none" style:font-size-complex="12pt" style:language-complex="zxx" style:country-complex="none"/>
    </style:style>
    <style:style style:name="P50" style:family="paragraph" style:parent-style-name="Standard">
      <style:text-properties officeooo:paragraph-rsid="0056884e"/>
    </style:style>
    <style:style style:name="P51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officeooo:rsid="001e54f1" officeooo:paragraph-rsid="001e54f1" style:font-size-asian="14pt" style:font-size-complex="14pt"/>
    </style:style>
    <style:style style:name="P52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style:text-underline-style="none" officeooo:rsid="001e54f1" officeooo:paragraph-rsid="001e54f1" style:font-size-asian="10.5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style:text-underline-style="none" officeooo:rsid="001f91dc" officeooo:paragraph-rsid="001f91dc" style:font-size-asian="10.5pt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3pt" style:text-underline-style="none" officeooo:rsid="001f91dc" officeooo:paragraph-rsid="001f91dc" style:font-size-asian="13pt" style:font-size-complex="13pt"/>
    </style:style>
    <style:style style:name="P55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56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officeooo:paragraph-rsid="001d5a9d" style:font-size-asian="12pt" style:font-size-complex="12pt"/>
    </style:style>
    <style:style style:name="P57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officeooo:rsid="001d5a9d" officeooo:paragraph-rsid="001d5a9d" style:font-size-asian="12pt" style:font-size-complex="12pt"/>
    </style:style>
    <style:style style:name="P58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P59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fo:language="de" fo:country="DE" officeooo:rsid="002263b4" officeooo:paragraph-rsid="002263b4" style:font-size-asian="12pt" style:language-asian="zxx" style:country-asian="none" style:font-size-complex="12pt" style:language-complex="zxx" style:country-complex="none"/>
    </style:style>
    <style:style style:name="P60" style:family="paragraph" style:parent-style-name="Standard">
      <style:paragraph-properties fo:margin-top="0cm" fo:margin-bottom="0cm" loext:contextual-spacing="true" fo:text-align="start" style:justify-single-word="false"/>
      <style:text-properties fo:font-size="12pt" fo:language="de" fo:country="DE" style:text-underline-style="none" officeooo:rsid="0012e3e1" officeooo:paragraph-rsid="0012e3e1" style:font-size-asian="10.5pt" style:language-asian="zxx" style:country-asian="none" style:font-size-complex="12pt" style:language-complex="zxx" style:country-complex="none"/>
    </style:style>
    <style:style style:name="P61" style:family="paragraph" style:parent-style-name="Standard">
      <style:paragraph-properties fo:margin-top="0cm" fo:margin-bottom="0cm" loext:contextual-spacing="true" fo:text-align="start" style:justify-single-word="false"/>
      <style:text-properties fo:font-size="14pt" fo:language="de" fo:country="DE" style:text-underline-style="solid" style:text-underline-width="auto" style:text-underline-color="font-color" officeooo:rsid="0012e3e1" officeooo:paragraph-rsid="0012e3e1" style:font-size-asian="14pt" style:language-asian="zxx" style:country-asian="none" style:font-size-complex="14pt" style:language-complex="zxx" style:country-complex="none"/>
    </style:style>
    <style:style style:name="P62" style:family="paragraph" style:parent-style-name="Standard">
      <style:paragraph-properties fo:margin-top="0cm" fo:margin-bottom="0cm" loext:contextual-spacing="true" fo:text-align="start" style:justify-single-word="false"/>
      <style:text-properties style:font-name="Times New Roman" fo:font-size="12pt" officeooo:paragraph-rsid="001b13e3" style:font-size-asian="12pt" style:font-size-complex="12pt"/>
    </style:style>
    <style:style style:name="P63" style:family="paragraph" style:parent-style-name="Inspiration_7e_LT_7e_Gliederung_20_1">
      <style:paragraph-properties fo:margin-top="0cm" fo:margin-bottom="0cm" loext:contextual-spacing="true" fo:text-align="start" style:justify-single-word="false"/>
      <style:text-properties style:font-name="Times New Roman" fo:font-size="12pt" fo:language="de" fo:country="DE" style:text-underline-style="none" officeooo:rsid="0012e3e1" officeooo:paragraph-rsid="0012e3e1" style:font-size-asian="10.5pt" style:language-asian="zxx" style:country-asian="none" style:font-size-complex="12pt" style:language-complex="zxx" style:country-complex="none"/>
    </style:style>
    <style:style style:name="P64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4ac015" officeooo:paragraph-rsid="0046e910" style:font-size-asian="10.5pt" style:language-asian="zxx" style:country-asian="none" style:font-size-complex="12pt" style:language-complex="zxx" style:country-complex="none"/>
    </style:style>
    <style:style style:name="P65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54f3c5" officeooo:paragraph-rsid="00522843" style:font-size-asian="10.5pt" style:language-asian="zxx" style:country-asian="none" style:font-size-complex="12pt" style:language-complex="zxx" style:country-complex="none"/>
    </style:style>
    <style:style style:name="P66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5a99f4" officeooo:paragraph-rsid="005a99f4" style:font-size-asian="13pt" style:language-asian="zxx" style:country-asian="none" style:font-size-complex="13pt" style:language-complex="zxx" style:country-complex="none"/>
    </style:style>
    <style:style style:name="T1" style:family="text">
      <style:text-properties officeooo:rsid="000d656f"/>
    </style:style>
    <style:style style:name="T2" style:family="text">
      <style:text-properties officeooo:rsid="00105cbe"/>
    </style:style>
    <style:style style:name="T3" style:family="text">
      <style:text-properties style:font-name="Liberation Sans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officeooo:rsid="00155615"/>
    </style:style>
    <style:style style:name="T6" style:family="text">
      <style:text-properties fo:font-size="12pt" fo:language="de" fo:country="DE" style:text-underline-style="none" officeooo:rsid="00178e36" style:font-size-asian="10.5pt" style:language-asian="zxx" style:country-asian="none" style:font-size-complex="12pt" style:language-complex="zxx" style:country-complex="none"/>
    </style:style>
    <style:style style:name="T7" style:family="text">
      <style:text-properties fo:font-size="12pt" officeooo:rsid="002644ba" style:font-size-asian="12pt" style:font-size-complex="12pt"/>
    </style:style>
    <style:style style:name="T8" style:family="text">
      <style:text-properties fo:font-size="12pt" officeooo:rsid="002bd1ea" style:font-size-asian="12pt" style:font-size-complex="12pt"/>
    </style:style>
    <style:style style:name="T9" style:family="text">
      <style:text-properties fo:font-size="12pt" officeooo:rsid="002f81aa" style:font-size-asian="12pt" style:font-size-complex="12pt"/>
    </style:style>
    <style:style style:name="T10" style:family="text">
      <style:text-properties fo:font-size="12pt" officeooo:rsid="003b1f01" style:font-size-asian="12pt" style:font-size-complex="12pt"/>
    </style:style>
    <style:style style:name="T11" style:family="text">
      <style:text-properties fo:font-size="12pt" officeooo:rsid="002bd1ea" style:font-size-asian="10.5pt" style:font-size-complex="12pt"/>
    </style:style>
    <style:style style:name="T12" style:family="text">
      <style:text-properties fo:font-size="12pt" officeooo:rsid="003b1f01" style:font-size-asian="10.5pt" style:font-size-complex="12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T15" style:family="text">
      <style:text-properties style:font-name="Times New Roman" fo:font-size="12pt" fo:language="de" fo:country="DE" officeooo:rsid="00191250" style:font-size-asian="12pt" style:language-asian="zxx" style:country-asian="none" style:font-size-complex="12pt" style:language-complex="zxx" style:country-complex="none"/>
    </style:style>
    <style:style style:name="T16" style:family="text">
      <style:text-properties style:font-name="Times New Roman" fo:language="de" fo:country="DE" style:language-asian="zxx" style:country-asian="none" style:language-complex="zxx" style:country-complex="none"/>
    </style:style>
    <style:style style:name="T17" style:family="text">
      <style:text-properties style:font-name="Times New Roman" fo:language="de" fo:country="DE" officeooo:rsid="00191250" style:language-asian="zxx" style:country-asian="none" style:language-complex="zxx" style:country-complex="none"/>
    </style:style>
    <style:style style:name="T18" style:family="text">
      <style:text-properties fo:language="de" fo:country="DE" style:language-asian="zxx" style:country-asian="none" style:language-complex="zxx" style:country-complex="none"/>
    </style:style>
    <style:style style:name="T19" style:family="text">
      <style:text-properties officeooo:rsid="001d5a9d"/>
    </style:style>
    <style:style style:name="T20" style:family="text">
      <style:text-properties officeooo:rsid="001f91dc"/>
    </style:style>
    <style:style style:name="T21" style:family="text">
      <style:text-properties officeooo:rsid="002644ba"/>
    </style:style>
    <style:style style:name="T22" style:family="text">
      <style:text-properties officeooo:rsid="0026e554"/>
    </style:style>
    <style:style style:name="T23" style:family="text">
      <style:text-properties officeooo:rsid="0026fae4"/>
    </style:style>
    <style:style style:name="T24" style:family="text">
      <style:text-properties officeooo:rsid="002bd1ea"/>
    </style:style>
    <style:style style:name="T25" style:family="text">
      <style:text-properties officeooo:rsid="002d128b"/>
    </style:style>
    <style:style style:name="T26" style:family="text">
      <style:text-properties officeooo:rsid="00303804"/>
    </style:style>
    <style:style style:name="T27" style:family="text">
      <style:text-properties officeooo:rsid="00318252"/>
    </style:style>
    <style:style style:name="T28" style:family="text">
      <style:text-properties officeooo:rsid="00367a30"/>
    </style:style>
    <style:style style:name="T29" style:family="text">
      <style:text-properties officeooo:rsid="00391984"/>
    </style:style>
    <style:style style:name="T30" style:family="text">
      <style:text-properties officeooo:rsid="003b0b30"/>
    </style:style>
    <style:style style:name="T31" style:family="text">
      <style:text-properties officeooo:rsid="003e6b96"/>
    </style:style>
    <style:style style:name="T32" style:family="text">
      <style:text-properties officeooo:rsid="00409ac9"/>
    </style:style>
    <style:style style:name="T33" style:family="text">
      <style:text-properties officeooo:rsid="00431b17"/>
    </style:style>
    <style:style style:name="T34" style:family="text">
      <style:text-properties officeooo:rsid="00454a88"/>
    </style:style>
    <style:style style:name="T35" style:family="text">
      <style:text-properties officeooo:rsid="00485fc5"/>
    </style:style>
    <style:style style:name="T36" style:family="text">
      <style:text-properties officeooo:rsid="004ac015"/>
    </style:style>
    <style:style style:name="T37" style:family="text">
      <style:text-properties officeooo:rsid="004e5023"/>
    </style:style>
    <style:style style:name="T38" style:family="text">
      <style:text-properties officeooo:rsid="00539fad"/>
    </style:style>
    <style:style style:name="T39" style:family="text">
      <style:text-properties officeooo:rsid="0056884e"/>
    </style:style>
    <style:style style:name="T40" style:family="text">
      <style:text-properties officeooo:rsid="00572f2f"/>
    </style:style>
    <style:style style:name="T41" style:family="text">
      <style:text-properties officeooo:rsid="00590c15"/>
    </style:style>
    <style:style style:name="T42" style:family="text">
      <style:text-properties officeooo:rsid="005a99f4"/>
    </style:style>
    <style:style style:name="T43" style:family="text">
      <style:text-properties officeooo:rsid="005b8f4d"/>
    </style:style>
    <style:style style:name="T44" style:family="text">
      <style:text-properties officeooo:rsid="005e50ac"/>
    </style:style>
    <style:style style:name="T45" style:family="text">
      <style:text-properties officeooo:rsid="005e53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Räuber</text:p>
      <text:p text:style-name="P2"/>
      <text:p text:style-name="P2"><text:span text:style-name="T4">Gliederung</text:span>:</text:p>
      <text:p text:style-name="P3">- Allgemeine Fakten</text:p>
      <text:p text:style-name="P3"><text:tab/>- Daten</text:p>
      <text:p text:style-name="P3"><text:tab/>- Vorlagen</text:p>
      <text:p text:style-name="P3"><text:tab/>- Adaptionen</text:p>
      <text:p text:style-name="P3"><text:tab/>- Schiller/Goethe</text:p>
      <text:p text:style-name="P3"/>
      <text:p text:style-name="P3">- Figuren:</text:p>
      <text:p text:style-name="P3"><text:tab/>- Maximilian von Moor</text:p>
      <text:p text:style-name="P3"><text:tab/>- Karl von Moor</text:p>
      <text:p text:style-name="P3"><text:tab/>- Franz von Moor</text:p>
      <text:p text:style-name="P3"><text:tab/>- Amalia von Edelreich</text:p>
      <text:p text:style-name="P3"><text:s/><text:tab/>- Moritz Spiegelberg</text:p>
      <text:p text:style-name="P3"><text:tab/></text:p>
      <text:p text:style-name="P3">- Inhalt:</text:p>
      <text:p text:style-name="P3"><text:tab/>- <text:span text:style-name="T1">1. - 5. Akt</text:span></text:p>
      <text:p text:style-name="P3"/>
      <text:p text:style-name="P4">- Sturm und Drang Zeit</text:p>
      <text:p text:style-name="P4"/>
      <text:p text:style-name="P5"><text:span text:style-name="T2">- </text:span>Quellen:</text:p>
      <text:p text:style-name="P5"/>
      <text:p text:style-name="P5"/>
      <text:p text:style-name="P61">Allgemeine Fakten:</text:p>
      <text:p text:style-name="P60"/>
      <text:p text:style-name="P63">- Erscheinungsjahr: 1781 (anonym veröffentlicht)</text:p>
      <text:p text:style-name="P58">- Uraufführung: 13. Januar 1782</text:p>
      <text:p text:style-name="P58">- Ort Uraufführung: Nationaltheater Mannheim</text:p>
      <text:p text:style-name="P58">- Erscheinungsjahr: 1781 (anonym veröffentlicht)</text:p>
      <text:p text:style-name="P58">- Ort der Handlung: Teutschland (Deutschland,</text:p>
      <text:p text:style-name="P58"><text:tab/>→Franken,Sachsen, Böhmen)</text:p>
      <text:p text:style-name="P58">- Zeit der Handlung: Mitte 18. Jahrhundert</text:p>
      <text:p text:style-name="P58">- Dauer der Handlung: ungefähr 2 Jahre</text:p>
      <text:p text:style-name="P59">- erstes Drama von Schiller</text:p>
      <text:p text:style-name="P6"/>
      <text:p text:style-name="P32">Vorlagen:</text:p>
      <text:p text:style-name="P7"/>
      <text:p text:style-name="P8">- <text:span text:style-name="T5">Nikol List (Räuberhauptmann) durch Mord + Raub bekannt im 17 Jh.</text:span></text:p>
      <text:p text:style-name="P9">- Goethe + Schiller studieren in Leipzig → gemeinsame Kneipenstunden</text:p>
      <text:p text:style-name="P30"><text:span text:style-name="T6">- </text:span><text:span text:style-name="T3">„</text:span><text:span text:style-name="T13">Zur Geschichte des menschlichen Herzens“ von Daniel Christian Schubert diente als Vorlage </text:span><text:span text:style-name="T14">→ </text:span><text:span text:style-name="T15">2 ungleiche Brüder + Konflikt mit Vater</text:span></text:p>
      <text:p text:style-name="P46"/>
      <text:p text:style-name="P31"><text:span text:style-name="T17">A</text:span><text:span text:style-name="T16">daptionen:</text:span></text:p>
      <text:p text:style-name="P47"/>
      <text:p text:style-name="P48">- Filme:</text:p>
      <text:p text:style-name="P62"><text:span text:style-name="T18"><text:tab/>- D 1913 </text:span>„Die Räuber“</text:p>
      <text:p text:style-name="P55"><text:tab/>- D 1977 „Tot oder Freiheit“</text:p>
      <text:p text:style-name="P55"><text:tab/>- D/B/L 2014 „Die Räuber“→ Eröffnungsfilm Filmfestival Max Ophüls Preis 2015</text:p>
      <text:p text:style-name="P55"><text:tab/>- D 2016 „Die Räuber“ (Schulfilm)</text:p>
      <text:p text:style-name="P57">- Hörspiele:</text:p>
      <text:p text:style-name="P56"><text:soft-page-break/><text:span text:style-name="T19"><text:tab/>- SWR 2016 </text:span>„Die Räuber“</text:p>
      <text:p text:style-name="P51">Figuren:</text:p>
      <text:p text:style-name="P51"/>
      <text:p text:style-name="P51">Inhalt:</text:p>
      <text:p text:style-name="P52"/>
      <text:p text:style-name="P54">Ausgangspunkt:</text:p>
      <text:p text:style-name="P53"><text:tab/>- adelige Familie Moor</text:p>
      <text:p text:style-name="P53"><text:tab/>- alter Vater + 2 Söhne (Franz + Karl)</text:p>
      <text:p text:style-name="P57"><text:tab/><text:span text:style-name="T20">- Franz (jünger) im Schloss bei Vater</text:span></text:p>
      <text:p text:style-name="P49"><text:tab/>- Karl (älter) Student in Leipzig</text:p>
      <text:p text:style-name="P10"/>
      <text:p text:style-name="P33">1. Akt <text:span text:style-name="T26">1. Szene</text:span>:</text:p>
      <text:p text:style-name="P33"><text:span text:style-name="T21"><text:tab/></text:span><text:span text:style-name="T7">- Vater erhält Brief von Karl</text:span></text:p>
      <text:p text:style-name="P27"><text:tab/><text:span text:style-name="T23">- Franz tauscht Brief aus</text:span></text:p>
      <text:p text:style-name="P27"><text:tab/><text:span text:style-name="T22">- Karl in Schwierigkeiten</text:span></text:p>
      <text:p text:style-name="P27"><text:tab/><text:span text:style-name="T22">- 40.000 Dukaten Schulden, Tochter von Bankier verführt, Verlobten im Duell getötet</text:span></text:p>
      <text:p text:style-name="P29"><text:tab/>- Vater erschüttert</text:p>
      <text:p text:style-name="P27"><text:tab/><text:span text:style-name="T23">- Vorschlag Franz Karl zu enterben → wird wahr gemacht</text:span></text:p>
      <text:p text:style-name="P29"><text:tab/>- Brief an Karl schreiben → Vater zu schwach → Auftrag für Franz, Brief soll nicht <text:tab/>abweisend sein → Franz Brief besonders abweisend → Kluft zwischen Vater + Sohn <text:tab/>für <text:tab/>immer</text:p>
      <text:p text:style-name="P27"/>
      <text:p text:style-name="P34"><text:span text:style-name="T26">1.</text:span> Akt <text:span text:style-name="T26">2. Szene</text:span>:</text:p>
      <text:p text:style-name="P34"><text:tab/>- <text:span text:style-name="T11">Karl + Moritz Spiegelberg in Kneipe </text:span><text:span text:style-name="T12">reden über schlappes Kastratenjahr</text:span></text:p>
      <text:p text:style-name="P34"><text:span text:style-name="T24"><text:tab/>-</text:span><text:span text:style-name="T8"> Karl erhält Brief von Franz → fällt wortlos zu Boden </text:span><text:span text:style-name="T10">→ Menschheit hat Menschlichkeit <text:tab/>verloren</text:span></text:p>
      <text:p text:style-name="P34"><text:span text:style-name="T8"><text:tab/></text:span><text:span text:style-name="T9">- Karl verlässt Kneipe</text:span></text:p>
      <text:p text:style-name="P28"><text:tab/><text:span text:style-name="T24">- Spiegelberg nutzt Situation → Gründung Räuberbande</text:span></text:p>
      <text:p text:style-name="P28"><text:tab/><text:span text:style-name="T25">- Karl kommt wieder → geht auf Angebot ein → wird zum Anführer der Bande </text:span></text:p>
      <text:p text:style-name="P28"><text:tab/><text:span text:style-name="T27">- Spiegelberg enttäuscht → wollte Anführer der Bande werden → Hass auf Karl</text:span></text:p>
      <text:p text:style-name="P17"><text:tab/>- Formulierung eines Eids → Bindung bis an den Tot</text:p>
      <text:p text:style-name="P3"/>
      <text:p text:style-name="P38">1. Akt 3.Szene:</text:p>
      <text:p text:style-name="P11"><text:tab/>- Franz begehrt Amalia → verbreitet Lügen über Karl → Karl mit Amalia verlobt</text:p>
      <text:p text:style-name="P12"><text:tab/>- Lüge: Karl nutze Verlobungsring um Prostituiere zu bezahlen</text:p>
      <text:p text:style-name="P3"><text:tab/><text:span text:style-name="T28">- starke Übertreibung → Amalia misstrauisch → erkennt wahre Absichten </text:span></text:p>
      <text:p text:style-name="P18"><text:tab/>- Franz schwört Rache</text:p>
      <text:p text:style-name="P3"/>
      <text:p text:style-name="P37"><text:span text:style-name="T29">2</text:span>. Akt <text:span text:style-name="T29">1</text:span>. Szene:</text:p>
      <text:p text:style-name="P13"><text:tab/>- <text:span text:style-name="T30">Planung Intrige Franz → Vater umzubringen → Besitz alleiniger Macht</text:span></text:p>
      <text:p text:style-name="P19"><text:tab/>- Versetzt Hermann in Rage (Bastard) → will Vater beseitigen</text:p>
      <text:p text:style-name="P13"><text:tab/><text:span text:style-name="T31">- Belohnung = Amalia → Einwilligung Hermanns</text:span></text:p>
      <text:p text:style-name="P20"><text:tab/>- Ausgeben als Kamerad Karls vor Vater</text:p>
      <text:p text:style-name="P13"><text:tab/><text:span text:style-name="T32">- überbringt Botschaft das Karl tot sei</text:span></text:p>
      <text:p text:style-name="P13"><text:tab/><text:span text:style-name="T32">- Hermann verlässt Szene → Franz wahres Gesicht → begehrt Amalia je denn mehr</text:span></text:p>
      <text:p text:style-name="P13"/>
      <text:p text:style-name="P36">2. Akt 2. Szene:</text:p>
      <text:p text:style-name="P13"><text:tab/><text:span text:style-name="T33">- Hermann überbringt Botschaft → Vater gibt sich die Schuld</text:span></text:p>
      <text:p text:style-name="P21"><text:tab/>- Amalia erschüttert → tröstet Vater</text:p>
      <text:p text:style-name="P13"><text:tab/><text:span text:style-name="T34">- Franz Reden → streut Salz in Wunde</text:span><text:tab/></text:p>
      <text:p text:style-name="P13"><text:tab/><text:span text:style-name="T34">- Vater verkraftet nicht → bricht tot zusammen</text:span><text:tab/></text:p>
      <text:p text:style-name="P14"><text:soft-page-break/><text:tab/>- Franz = Erbe</text:p>
      <text:p text:style-name="P14"><text:tab/>- Franz erste Äußerungen → Tyrann</text:p>
      <text:p text:style-name="P14"/>
      <text:p text:style-name="P35">2. Akt 3. Szene:</text:p>
      <text:p text:style-name="P15"><text:tab/>- <text:span text:style-name="T35">Karl mit Räuberbande in Böhmischen Wäldern</text:span></text:p>
      <text:p text:style-name="P15"><text:tab/><text:span text:style-name="T35">- Spiegelberg bringt neue Mitglieder</text:span></text:p>
      <text:p text:style-name="P15"><text:tab/><text:span text:style-name="T35">- Loyalität zur Bande steigt → Roller (Räuber) vor Galgen gerettet → Stadt in Schutt und <text:tab/>Asche gelegt (vollständig zerstört) (83 Tote)</text:span></text:p>
      <text:p text:style-name="P15"><text:tab/><text:span text:style-name="T36">- Soldaten umzingeln Wald (Räuber) </text:span></text:p>
      <text:p text:style-name="P22"><text:tab/>- Pater will Auslieferung des Hauptmanns → Vergebung der Straftaten</text:p>
      <text:p text:style-name="P16"><text:tab/><text:span text:style-name="T37">- Karl fordert Männer auf ihn auszuliefern</text:span><text:tab/></text:p>
      <text:p text:style-name="P23"><text:tab/>- Männer stehen hinter Karl (Eid)</text:p>
      <text:p text:style-name="P22"><text:tab/>- Beginn des Kampfes durch Ruf „Tod oder Freiheit“</text:p>
      <text:p text:style-name="P15"/>
      <text:p text:style-name="P39">3. Akt 1. Szene:</text:p>
      <text:p text:style-name="P24"><text:tab/>- Amalia spielt Totenlied für Karl</text:p>
      <text:p text:style-name="P24"><text:tab/>- Werbung Amalias (Franz) → möchte ihr Sklave sein → Amalia weigert + Beschuldigung <text:tab/>an Mord Karls</text:p>
      <text:p text:style-name="P24"><text:tab/>- Befehl Amalia soll Franz heiraten → Amalia weist ab → Drohung ins Kloster zu gehen <text:tab/>(Amalia)</text:p>
      <text:p text:style-name="P24"><text:tab/>- Wut Franz → mit Gewalt vor Traueraltar ziehen <text:span text:style-name="T38">→ Ohrfeige von Amalia → Erklärung zur <text:tab/>Mätresse → täuscht Versöhnung vor (Amalia) → entreißt ihm den Degen → Fortjagen Franz <text:tab/>durch Amalia</text:span></text:p>
      <text:p text:style-name="P65"><text:tab/>- Hermann erscheint → berichten von Mitschuld → Karl + Vater leben noch → große <text:tab/>Freude (Amalia wegen Karl)</text:p>
      <text:p text:style-name="P24"/>
      <text:p text:style-name="P40">3. Akt 2.Szene:</text:p>
      <text:p text:style-name="P50"><text:tab/><text:span text:style-name="T39">- </text:span>Nach Schlacht → Erinnerung an Kindheit (Karl) → stellt Taten in Frage</text:p>
      <text:p text:style-name="P50"><text:tab/><text:span text:style-name="T39">- </text:span>Kosinsky betritt Szene → Anschließen an Raüberbande → Karl belehrt ihn → Kosinsky <text:tab/>erzählt Lebensgeschichte → ähnelt Karls → Geliebte (Kosinsky) heißt Amalia → Karl kehrt <text:tab/>zurück nach Hause → will Amalia sehen</text:p>
      <text:p text:style-name="Standard"><text:span text:style-name="T39"><text:tab/>- </text:span>Räuberbande folgt ihm</text:p>
      <text:p text:style-name="Standard"/>
      <text:p text:style-name="P45">4. Akt 1. Szene:</text:p>
      <text:p text:style-name="Standard"><text:tab/><text:span text:style-name="T39">- </text:span>Erreichung der Heimat Karls</text:p>
      <text:p text:style-name="Standard"><text:tab/><text:span text:style-name="T39">- </text:span>Kosinsky Auftrag → Schloss zu reiten → als Graf Brand vorstellen</text:p>
      <text:p text:style-name="Standard"><text:tab/><text:span text:style-name="T39">- </text:span>Erinnerungen an Kindheit + Jugend</text:p>
      <text:p text:style-name="Standard"><text:tab/><text:span text:style-name="T39">- </text:span>Monolog = düsterer</text:p>
      <text:p text:style-name="Standard"><text:tab/><text:span text:style-name="T39">- </text:span>Zweifel an Rückkehr </text:p>
      <text:p text:style-name="P25"/>
      <text:p text:style-name="P40">4. Akt 2. Szene:</text:p>
      <text:p text:style-name="Standard"><text:tab/><text:span text:style-name="T39">-</text:span>Begleitung Karl in Ahnengalerie (Amalia) → erkennt ihn nicht</text:p>
      <text:p text:style-name="Standard"><text:tab/><text:span text:style-name="T39">- </text:span>Ahnung Franz (Besucher) → Daniel soll Besucher vergiften → christl. Gewissen kein <text:tab/>Mord</text:p>
      <text:p text:style-name="P25"/>
      <text:p text:style-name="P41">4. Akt 3.Szene:</text:p>
      <text:p text:style-name="Standard"><text:tab/><text:span text:style-name="T40">-</text:span>Erkennung Karls <text:s/>(Daniel) → gesteht echte Identität (Narbe)</text:p>
      <text:p text:style-name="Standard"><text:tab/><text:span text:style-name="T40">- </text:span>Erfahrung Intrige Franz (Karl)</text:p>
      <text:p text:style-name="Standard"><text:tab/><text:span text:style-name="T40">- </text:span>Bevor Rückkehr → Amalia sehen</text:p>
      <text:p text:style-name="P25"/>
      <text:p text:style-name="P25"/>
      <text:p text:style-name="P24"/>
      <text:p text:style-name="P41"><text:soft-page-break/>4. Akt 4. Szene:</text:p>
      <text:p text:style-name="Standard"><text:tab/><text:span text:style-name="T40">- </text:span>Keine Erkennung Karls (Amalia)</text:p>
      <text:p text:style-name="Standard"><text:tab/><text:span text:style-name="T40">- </text:span>Erzählung von Geliebten (Amalia + Karl)</text:p>
      <text:p text:style-name="Standard"><text:tab/><text:span text:style-name="T40">- </text:span>Berichtigung von Gräueltaten (Karl) → Grund um Geliebte nicht zusehen</text:p>
      <text:p text:style-name="Standard"><text:tab/><text:span text:style-name="T40">- </text:span>Amalia → Karl lebt noch</text:p>
      <text:p text:style-name="Standard"><text:tab/><text:span text:style-name="T40">- </text:span>Fliehen Karls zurück zu Räubern vor Schloss</text:p>
      <text:p text:style-name="Standard"/>
      <text:p text:style-name="P42">4. 5.Szene:</text:p>
      <text:p text:style-name="Standard"><text:tab/><text:span text:style-name="T41">- </text:span>Aufwiegelung Räuber durch Spiegelberg gegen Hauptmann → Ermordung Karls → <text:tab/><text:span text:style-name="T41">-<text:tab/>- </text:span>Schweizer (Räuber) ersticht ihn</text:p>
      <text:p text:style-name="Standard"><text:tab/><text:span text:style-name="T41">- </text:span>Zurückkehren Karls →Befehl Räuber schlafen → singt Lied auf <text:s/>Laute (Caesar/Brutus) → <text:tab/><text:span text:style-name="T41">- </text:span>Vatermord im Lied → Erinnerung an <text:s/>eigene Schuld → Selbstmordgedanken</text:p>
      <text:p text:style-name="Standard"><text:tab/><text:span text:style-name="T41">- </text:span>Versorgung Vater Moors durch Hermann (Turm) → Bemerkung <text:s/>Karls → Befreiung Vater <text:tab/><text:span text:style-name="T41">- </text:span>Moors → Rache Karls → Angriff auf <text:s/>Schloss</text:p>
      <text:p text:style-name="Standard"><text:tab/><text:span text:style-name="T41">- </text:span>Schweizer (Räuber) Franz lebendig / überhaupt nicht <text:s/>zurückkehren <text:s/></text:p>
      <text:p text:style-name="P24"/>
      <text:p text:style-name="P66">5. Akt 1. Szene:</text:p>
      <text:p text:style-name="Standard"><text:tab/><text:span text:style-name="T42">-</text:span>Alptraum Franz → Eilen durchs Schloss (Franz) → Treffen Daniel (Flucht) → Erzählen <text:tab/>von Traum → lässt Pastor rufen</text:p>
      <text:p text:style-name="Standard"><text:tab/><text:span text:style-name="T42">- </text:span>Langes Gespräch zw. Moser (Pastor) + Franz über Glauben/Schuld → Verhöhnung <text:tab/>Ansichten Mosers (Franz)</text:p>
      <text:p text:style-name="Standard"><text:tab/><text:span text:style-name="T42">- </text:span>Frage nach größtem Verbrechen → Vater + Brudermord → kann sich nicht mehr schuldig <text:tab/>machen → Schickt ihn fort</text:p>
      <text:p text:style-name="Standard"><text:tab/><text:span text:style-name="T42">- </text:span>Hört Räuber → betet → kann es nicht → Tot durch Daniel (Bitte) → verweigert</text:p>
      <text:p text:style-name="Standard"><text:tab/>Erdrosselt sich mit Hutschnur (Franz) → Tot → Schweizer (Rräuber) erschießt sich </text:p>
      <text:p text:style-name="P26"/>
      <text:p text:style-name="P43">5. Akt 2. Szene:</text:p>
      <text:p text:style-name="Standard"><text:tab/><text:span text:style-name="T43">- </text:span>Beklagen Schicksal der Söhne (Vater)</text:p>
      <text:p text:style-name="Standard"><text:tab/><text:span text:style-name="T43">- </text:span>Zurückkehren der Räuber mit Amalia</text:p>
      <text:p text:style-name="Standard"><text:tab/><text:span text:style-name="T43">- </text:span>Karl gibt Identität frei → Vater stirbt vor entsetzen</text:p>
      <text:p text:style-name="Standard"><text:tab/><text:span text:style-name="T43">- </text:span>Vergebung Karls (Amalia) → Zusammenleben mit Karl →durch Eid nicht möglich → <text:tab/>ohne ihn nicht weiter leben (Amalia) → Mord Amalias durch Karl → Letztes Gutes Werk → <text:tab/><text:span text:style-name="T43">- </text:span>Auslieferung armen Tagelöhner → Ernährung 11 Kinder durch Kopfgeld </text:p>
      <text:p text:style-name="P26"/>
      <text:p text:style-name="P44">Beweis Sturm und Drang:</text:p>
      <text:p text:style-name="Standard">Freiheit: „Tod oder Freiheit“ S. 63, Z. 34 </text:p>
      <text:p text:style-name="Standard"><text:tab/>→Forderung von persönlicher und politische Freiheit</text:p>
      <text:p text:style-name="Standard">Gerechtigkeit: liefert sich Tagelöhner aus <text:span text:style-name="T44">S. 120 Z. 37</text:span></text:p>
      <text:p text:style-name="Standard"><text:tab/>→Gerechtigkeit für sich und andere</text:p>
      <text:p text:style-name="Standard">Naturverbundenheit: Räuber im Wald <text:span text:style-name="T44">S. 46 Z. 3</text:span></text:p>
      <text:p text:style-name="Standard"><text:tab/>→ Merkmal des Sturm und Drang</text:p>
      <text:p text:style-name="Standard">Niemand untertan: Amalia verweigert Franz‘s Ehe <text:span text:style-name="T45">S. 65 Z. 11 </text:span></text:p>
      <text:p text:style-name="Standard"><text:tab/>→ Merkmal des Sturm und Dran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0M20S</meta:editing-duration>
    <meta:editing-cycles>80</meta:editing-cycles>
    <meta:generator>LibreOffice/5.3.7.2$Windows_X86_64 LibreOffice_project/6b8ed514a9f8b44d37a1b96673cbbdd077e24059</meta:generator>
    <dc:date>2018-01-19T22:36:41.052000000</dc:date>
    <meta:document-statistic meta:table-count="0" meta:image-count="0" meta:object-count="0" meta:page-count="4" meta:paragraph-count="145" meta:word-count="1146" meta:character-count="6836" meta:non-whitespace-character-count="5694"/>
    <meta:user-defined meta:name="Info 1"/>
    <meta:user-defined meta:name="Info 2"/>
    <meta:user-defined meta:name="Info 3"/>
    <meta:user-defined meta:name="Info 4"/>
  </office:meta>
</office:document-meta>
</file>